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6384" table:default-cell-style-name="ce1"/>
        <table:table-row table:style-name="ro1">
          <table:table-cell office:value-type="float" office:value="9292" table:style-name="ce1">
            <text:p>92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N Ban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rdro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ces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uel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cul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e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r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rome B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o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c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ianta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wnloa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ipp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cebo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e Explo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le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 Inbo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 Kee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 Keyboa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 Ma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 Mov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 Mus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 Newst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 Play Boo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 Sear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 Trans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gou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b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y Conso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y Ga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y St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t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apch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if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atsap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kipe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utube</text:p>
          </table:table-cell>
          <table:table-cell table:number-columns-repeated="16383"/>
        </table:table-row>
        <table:table-row table:number-rows-repeated="1048532" table:style-name="ro1">
          <table:table-cell table:number-columns-repeated="16384"/>
        </table:table-row>
      </table:table>
      <table:database-ranges>
        <table:database-range table:target-range-address="Blad1.A1:Blad1.A44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Daniel Verhoef</meta:initial-creator>
    <dc:creator>Daniel Verhoef</dc:creator>
    <meta:creation-date>2016-10-06T16:59:11Z</meta:creation-date>
    <dc:date>2016-10-06T17:05:12Z</dc:date>
  </office:meta>
</office:document-meta>
</file>